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1417in"/>
    </style:style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1201in"/>
    </style:style>
    <style:style style:name="co14" style:family="table-column">
      <style:table-column-properties fo:break-before="auto" style:column-width="3.452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0.6772in"/>
    </style:style>
    <style:style style:name="co17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0.1965in"/>
    </style:style>
    <style:style style:name="ro1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4972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13" style:family="table-row">
      <style:table-row-properties style:row-height="0.5591in" fo:break-before="auto" style:use-optimal-row-height="false"/>
    </style:style>
    <style:style style:name="ro16" style:family="table-row">
      <style:table-row-properties style:row-height="0.1965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="0.0138in solid #000000"/>
    </style:style>
    <style:style style:name="ce4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</style:style>
    <style:style style:name="ce43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45" style:family="table-cell" style:parent-style-name="Excel_20_Built-in_20_Normal" style:data-style-name="N121">
      <style:table-cell-properties style:diagonal-bl-tr="none" style:diagonal-tl-br="none" style:rotation-align="none"/>
    </style:style>
    <style:style style:name="ce46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5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55" style:family="table-cell" style:parent-style-name="Default">
      <style:table-cell-properties fo:border-bottom="none" fo:border-left="0.0138in solid #000000" fo:border-right="none" fo:border-top="none"/>
    </style:style>
    <style:style style:name="ce56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fo:border="none" style:rotation-align="none"/>
    </style:style>
    <style:style style:name="ce61" style:family="table-cell" style:parent-style-name="Default">
      <style:table-cell-properties fo:border-bottom="0.0138in solid #000000" fo:border-left="none" fo:border-right="none" fo:border-top="none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6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  <style:text-properties fo:color="#000000" style:font-name="Calibri" fo:font-size="11pt" style:font-size-asian="11pt" style:font-name-complex="Calibri" style:font-size-complex="11pt"/>
    </style:style>
    <style:style style:name="ce6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6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8" style:family="table-cell" style:parent-style-name="Default" style:data-style-name="N120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="non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</style:style>
    <style:style style:name="ce71" style:family="table-cell" style:parent-style-name="Default">
      <style:table-cell-properties fo:border-bottom="none" fo:border-left="none" fo:border-right="0.0138in solid #000000" fo:border-top="none"/>
    </style:style>
    <style:style style:name="ce72" style:family="table-cell" style:parent-style-name="Default">
      <style:table-cell-properties fo:border-bottom="0.0138in solid #000000" fo:border-left="none" fo:border-right="0.0138in solid #000000" fo:border-top="none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  <style:text-properties style:use-window-font-color="true" style:font-name="Arial" fo:font-size="9pt" fo:language="en" fo:country="US" style:font-name-asian="CIDFont+F1" style:font-size-asian="9pt" style:language-asian="en" style:country-asian="US" style:font-name-complex="CIDFont+F1" style:font-size-complex="9pt" style:language-complex="en" style:country-complex="US"/>
    </style:style>
    <style:style style:name="ce7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75" style:family="table-cell" style:parent-style-name="Default" style:data-style-name="N12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76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71in solid #000000"/>
    </style:style>
    <style:style style:name="ce79" style:family="table-cell" style:parent-style-name="Excel_20_Built-in_20_Normal">
      <style:table-cell-properties fo:border-bottom="0.0138in solid #000000" style:diagonal-bl-tr="none" style:diagonal-tl-br="none" fo:border-left="0.0071in solid #000000" fo:border-right="0.0071in solid #000000" style:rotation-align="none" fo:border-top="0.0071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128">
      <style:table-cell-properties style:text-align-source="fix" style:repeat-content="false" fo:border="0.0071in solid #000000"/>
      <style:paragraph-properties fo:text-align="center" fo:margin-left="0in"/>
    </style:style>
    <style:style style:name="ce81" style:family="table-cell" style:parent-style-name="Default" style:data-style-name="N120">
      <style:table-cell-properties fo:border-bottom="0.0138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85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Excel_20_Built-in_20_Normal">
      <style:table-cell-properties style:diagonal-bl-tr="none" style:diagonal-tl-br="none" fo:border="0.0138in solid #000000" style:rotation-align="none"/>
      <style:text-properties fo:font-weight="bold" style:font-weight-asian="bold" style:font-weight-complex="bold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fo:font-size="11pt" style:font-size-asian="11pt" style:font-size-complex="11pt" fo:hyphenate="true"/>
    </style:style>
    <style:style style:name="ce97" style:family="table-cell" style:parent-style-name="Default">
      <style:table-cell-properties style:text-align-source="fix" style:repeat-content="false" fo:border="0.0138in solid #000000"/>
      <style:paragraph-properties fo:text-align="justify"/>
      <style:text-properties style:font-name="Arial1" fo:font-size="11pt" style:font-size-asian="11pt" style:font-size-complex="11pt"/>
    </style:style>
    <style:style style:name="ce98" style:family="table-cell" style:parent-style-name="Default">
      <style:table-cell-properties fo:border="0.0138in solid #000000"/>
      <style:text-properties style:font-name="Arial1" fo:font-size="11pt" style:font-size-asian="11pt" style:font-size-complex="11pt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102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104" style:family="table-cell" style:parent-style-name="Default">
      <style:table-cell-properties fo:border="0.0138in solid #000000"/>
      <style:text-properties fo:font-size="11pt" style:font-size-asian="11pt" style:font-size-complex="11pt"/>
    </style:style>
    <style:style style:name="ce105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0.0071in solid #000000" fo:border-left="0.0071in solid #000000" fo:border-right="none" fo:border-top="none"/>
    </style:style>
    <style:style style:name="ce107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108" style:family="table-cell" style:parent-style-name="Default" style:data-style-name="N128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10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-ranges="Sheet1.B3:Sheet1.H44">
        <table:table-column table:style-name="co1" table:default-cell-style-name="Default"/>
        <table:table-column table:style-name="co8" table:default-cell-style-name="ce5"/>
        <table:table-column table:style-name="co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50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8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85" office:value-type="string" table:number-columns-spanned="7" table:number-rows-spanned="1">
            <text:p>083 678 2601</text:p>
          </table:table-cell>
          <table:covered-table-cell table:number-columns-repeated="5" table:style-name="ce87"/>
          <table:covered-table-cell table:style-name="ce109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6" office:value-type="string" table:number-columns-spanned="7" table:number-rows-spanned="2">
            <text:p>Quotation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QN2311/02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 table:number-columns-repeated="2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Nikola Ivanovic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7"/>
          <table:table-cell table:style-name="ce25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94" office:value-type="string" table:number-columns-spanned="3" table:number-rows-spanned="1">
            <text:p>Repair of Lab Panel Current Reading Fault</text:p>
          </table:table-cell>
          <table:covered-table-cell/>
          <table:covered-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88"/>
          <table:table-cell table:style-name="ce95" office:value-type="string">
            <text:p>Description </text:p>
          </table:table-cell>
          <table:table-cell table:style-name="ce95" office:value-type="string">
            <text:p>Hours</text:p>
          </table:table-cell>
          <table:table-cell table:style-name="ce95" office:value-type="string">
            <text:p>Cost</text:p>
          </table:table-cell>
          <table:table-cell table:style-name="ce95" office:value-type="string">
            <text:p>Total</text:p>
          </table:table-cell>
          <table:table-cell/>
        </table:table-row>
        <table:table-row table:style-name="ro6">
          <table:table-cell table:number-columns-repeated="2"/>
          <table:table-cell table:style-name="ce89" office:value-type="float" office:value="1">
            <text:p>1</text:p>
          </table:table-cell>
          <table:table-cell table:style-name="ce96" office:value-type="string">
            <text:p>Fault analysis (off site)</text:p>
          </table:table-cell>
          <table:table-cell table:style-name="ce99" office:value-type="float" office:value="5">
            <text:p>5</text:p>
          </table:table-cell>
          <table:table-cell table:style-name="ce102" office:value-type="currency" office:currency="ZAR" office:value="950">
            <text:p>R <text:s/>950</text:p>
          </table:table-cell>
          <table:table-cell table:style-name="ce102" table:formula="of:=[.F17]*[.E17]" office:value-type="currency" office:currency="ZAR" office:value="4750">
            <text:p>R 4 750</text:p>
          </table:table-cell>
          <table:table-cell/>
        </table:table-row>
        <table:table-row table:style-name="ro16">
          <table:table-cell table:number-columns-repeated="2"/>
          <table:table-cell table:style-name="ce90" office:value-type="float" office:value="2">
            <text:p>2</text:p>
          </table:table-cell>
          <table:table-cell table:style-name="ce97" office:value-type="string">
            <text:p>Fault finding on site</text:p>
          </table:table-cell>
          <table:table-cell table:style-name="ce100" office:value-type="float" office:value="8">
            <text:p>8</text:p>
          </table:table-cell>
          <table:table-cell table:style-name="ce102" office:value-type="currency" office:currency="ZAR" office:value="950">
            <text:p>R <text:s/>950</text:p>
          </table:table-cell>
          <table:table-cell table:style-name="ce102" table:formula="of:=[.F18]*[.E18]" office:value-type="currency" office:currency="ZAR" office:value="7600">
            <text:p>R 7 600</text:p>
          </table:table-cell>
          <table:table-cell/>
        </table:table-row>
        <table:table-row table:style-name="ro16">
          <table:table-cell table:number-columns-repeated="2"/>
          <table:table-cell table:style-name="ce89" office:value-type="float" office:value="3">
            <text:p>3</text:p>
          </table:table-cell>
          <table:table-cell table:style-name="ce97" office:value-type="string">
            <text:p>Travel <text:s/>(1 visit)</text:p>
          </table:table-cell>
          <table:table-cell table:style-name="ce99"/>
          <table:table-cell table:style-name="ce103" office:value-type="currency" office:currency="ZAR" office:value="350">
            <text:p>R 350</text:p>
          </table:table-cell>
          <table:table-cell table:style-name="ce103" table:formula="of:=[.F19]" office:value-type="currency" office:currency="ZAR" office:value="350">
            <text:p>R 350</text:p>
          </table:table-cell>
          <table:table-cell/>
        </table:table-row>
        <table:table-row table:style-name="ro17">
          <table:table-cell table:number-columns-repeated="2"/>
          <table:table-cell table:style-name="ce89" office:value-type="float" office:value="4">
            <text:p>4</text:p>
          </table:table-cell>
          <table:table-cell table:style-name="ce97" office:value-type="string">
            <text:p>Additional work if required will be charged at R950/hour and R350 per site visit.</text:p>
          </table:table-cell>
          <table:table-cell table:style-name="ce99"/>
          <table:table-cell table:style-name="ce104"/>
          <table:table-cell table:style-name="ce107"/>
          <table:table-cell/>
        </table:table-row>
        <table:table-row table:style-name="ro4">
          <table:table-cell table:number-columns-repeated="2"/>
          <table:table-cell table:style-name="ce88"/>
          <table:table-cell table:style-name="ce98"/>
          <table:table-cell table:style-name="ce99"/>
          <table:table-cell table:style-name="ce104"/>
          <table:table-cell table:style-name="ce107"/>
          <table:table-cell/>
        </table:table-row>
        <table:table-row table:style-name="ro4">
          <table:table-cell table:number-columns-repeated="2"/>
          <table:table-cell table:style-name="ce88"/>
          <table:table-cell table:style-name="ce97"/>
          <table:table-cell table:style-name="ce99"/>
          <table:table-cell table:style-name="ce104"/>
          <table:table-cell table:style-name="ce107"/>
          <table:table-cell/>
        </table:table-row>
        <table:table-row table:style-name="ro4">
          <table:table-cell table:number-columns-repeated="2"/>
          <table:table-cell table:style-name="ce88" table:number-columns-repeated="2"/>
          <table:table-cell table:style-name="ce101"/>
          <table:table-cell table:style-name="ce37"/>
          <table:table-cell table:style-name="ce42"/>
          <table:table-cell/>
        </table:table-row>
        <table:table-row table:style-name="ro4">
          <table:table-cell table:number-columns-repeated="5"/>
          <table:table-cell table:style-name="ce105" office:value-type="string">
            <text:p>Sub Total</text:p>
          </table:table-cell>
          <table:table-cell table:style-name="ce43" table:formula="of:=SUM([.G17:.G23])" office:value-type="currency" office:currency="ZAR" office:value="12700">
            <text:p>R 12 700</text:p>
          </table:table-cell>
          <table:table-cell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106"/>
          <table:table-cell table:style-name="ce108"/>
          <table:table-cell/>
        </table:table-row>
        <table:table-row table:style-name="ro4">
          <table:table-cell table:number-columns-repeated="5"/>
          <table:table-cell table:style-name="ce40" office:value-type="string">
            <text:p>Total</text:p>
          </table:table-cell>
          <table:table-cell table:style-name="ce43" table:formula="of:=[.G24]" office:value-type="currency" office:currency="ZAR" office:value="12700">
            <text:p>R 12 700</text:p>
          </table:table-cell>
          <table:table-cell/>
        </table:table-row>
        <table:table-row table:style-name="ro4">
          <table:table-cell/>
          <table:table-cell>
            <draw:custom-shape table:end-cell-address="Sheet1.H42" table:end-x="0.0563in" table:end-y="0.1681in" draw:z-index="0" draw:name="TextBox 4" draw:style-name="gr1" draw:text-style-name="P1" svg:width="5.8465in" svg:height="2.9583in" svg:x="0.0311in" svg:y="0.126in">
              <text:p><text:span text:style-name="T3">Payment Terms : <text:s/></text:span><text:span text:style-name="T4">C.O.D <text:s text:c="3"/></text:span><text:span text:style-name="T4"><text:tab/></text:span><text:span text:style-name="T4"><text:tab/></text:span></text:p>
              <text:p><text:span text:style-name="T4"> </text:span></text:p>
              <text:p><text:span text:style-name="T3">Delivery</text:span><text:span text:style-name="T4"> <text:s/>:</text:span><text:span text:style-name="T4"><text:tab/></text:span><text:span text:style-name="T4">8 Weeks </text:span></text:p>
              <text:p><text:span text:style-name="T4"/></text:p>
              <text:p><text:span text:style-name="T3">Validity :</text:span><text:span text:style-name="T4"><text:tab/></text:span><text:span text:style-name="T4"> <text:s text:c="2"/></text:span><text:span text:style-name="T4"><text:tab/></text:span><text:span text:style-name="T4">30 days</text:span></text:p>
              <text:p><text:span text:style-name="T4"/></text:p>
              <text:p><text:span text:style-name="T7">Guarantee : </text:span><text:span text:style-name="T8">Our components and systems are guaranteed for 12 months unless otherwise stated. </text:span><text:span text:style-name="T8"><text:tab/></text:span><text:span text:style-name="T8"><text:tab/></text:span><text:span text:style-name="T8"><text:tab/></text:span><text:span text:style-name="T8"><text:tab/></text:span><text:span text:style-name="T8">Guarantees <text:s/>supplied by <text:s/>sub suppliers and principle component manufacturers </text:span><text:span text:style-name="T8"><text:tab/></text:span><text:span text:style-name="T8"><text:tab/></text:span><text:span text:style-name="T8"><text:tab/></text:span><text:span text:style-name="T8"><text:tab/></text:span><text:span text:style-name="T8">supersede this if there is a discrepancy. All <text:s/>guarantees <text:s/>fall away if th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quipment is not utilized as per manufacturer guidelines or modified in any way </text:span><text:span text:style-name="T8"><text:tab/></text:span><text:span text:style-name="T8"><text:tab/></text:span><text:span text:style-name="T8"><text:tab/></text:span><text:span text:style-name="T8"><text:tab/></text:span><text:span text:style-name="T8">without our written <text:s/>sent.</text:span></text:p>
              <text:p><text:span text:style-name="T4"/></text:p>
              <text:p><text:span text:style-name="T7">Consequential damage</text:span><text:span text:style-name="T8"> </text:span></text:p>
              <text:p><text:span text:style-name="T8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4"> </text:span></text:p>
              <text:p><text:span text:style-name="T4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45"/>
          <table:table-cell/>
        </table:table-row>
        <table:table-row table:style-name="ro4" table:number-rows-repeated="7">
          <table:table-cell table:number-columns-repeated="6"/>
          <table:table-cell table:style-name="ce45"/>
          <table:table-cell/>
        </table:table-row>
        <table:table-row table:style-name="ro4">
          <table:table-cell table:number-columns-repeated="2"/>
          <table:table-cell table:style-name="ce21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91" table:number-columns-spanned="2" table:number-rows-spanned="1"/>
          <table:covered-table-cell table:style-name="ce92"/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92" table:number-columns-repeated="2"/>
          <table:table-cell table:number-columns-repeated="4"/>
        </table:table-row>
        <table:table-row table:style-name="ro4" table:number-rows-repeated="4">
          <table:table-cell table:number-columns-repeated="8"/>
        </table:table-row>
        <table:table-row table:style-name="ro4">
          <table:table-cell/>
          <table:table-cell table:style-name="ce86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93"/>
          <table:covered-table-cell table:style-name="ce110"/>
        </table:table-row>
      </table:table>
      <table:table table:name="Invoice" table:style-name="ta1" table:print-ranges="Invoice.B2:Invoice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9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10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6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6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1/01</text:p>
          </table:table-cell>
          <table:covered-table-cell table:number-columns-repeated="5" table:style-name="ce16"/>
          <table:covered-table-cell table:style-name="ce52"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62" office:value-type="float" office:value="4700074227">
            <text:p>4700074227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65" office:value-type="string">
            <text:p>Offsite and onsite <text:s/>fault analysis and calibration</text:p>
          </table:table-cell>
          <table:table-cell table:style-name="ce67" office:value-type="float" office:value="1">
            <text:p>1</text:p>
          </table:table-cell>
          <table:table-cell table:style-name="ce68" office:value-type="currency" office:currency="ZAR" office:value="12700">
            <text:p>R 12 700</text:p>
          </table:table-cell>
          <table:table-cell table:style-name="ce68" table:formula="of:=[.F18]" office:value-type="currency" office:currency="ZAR" office:value="12700">
            <text:p>R 12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37"/>
          <table:table-cell table:style-name="ce42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40" office:value-type="string">
            <text:p>Total</text:p>
          </table:table-cell>
          <table:table-cell table:style-name="ce43" table:formula="of:=[.G18]" office:value-type="currency" office:currency="ZAR" office:value="12700">
            <text:p>R 12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2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Invoice_2" table:style-name="ta1" table:print-ranges="Invoice_2.B2:Invoice_2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9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  <table:table-cell/>
        </table:table-row>
        <table:table-row table:style-name="ro10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  <table:table-cell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  <table:table-cell/>
        </table:table-row>
        <table:table-row table:style-name="ro6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  <table:table-cell/>
        </table:table-row>
        <table:table-row table:style-name="ro6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  <table:table-cell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  <table:table-cell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  <table:table-cell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  <table:table-cell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  <table:table-cell/>
        </table:table-row>
        <table:table-row table:style-name="ro5">
          <table:table-cell/>
          <table:table-cell table:style-name="ce8" office:value-type="string" table:number-columns-spanned="7" table:number-rows-spanned="1">
            <text:p>IN2402/02</text:p>
          </table:table-cell>
          <table:covered-table-cell table:number-columns-repeated="5" table:style-name="ce16"/>
          <table:covered-table-cell table:style-name="ce52"/>
          <table:table-cell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  <table:table-cell/>
        </table:table-row>
        <table:table-row table:style-name="ro4">
          <table:table-cell/>
          <table:table-cell table:style-name="ce5"/>
          <table:table-cell table:style-name="ce17"/>
          <table:table-cell table:style-name="ce62"/>
          <table:table-cell table:style-name="ce14"/>
          <table:table-cell/>
          <table:table-cell table:style-name="ce14"/>
          <table:table-cell table:style-name="ce50"/>
          <table:table-cell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  <table:table-cell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50"/>
          <table:table-cell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  <table:table-cell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  <table:table-cell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73" office:value-type="string">
            <text:p>Additional work required for repair of Lab05-02</text:p>
          </table:table-cell>
          <table:table-cell table:style-name="ce74" office:value-type="float" office:value="9">
            <text:p>9</text:p>
          </table:table-cell>
          <table:table-cell table:style-name="ce75" office:value-type="currency" office:currency="ZAR" office:value="950">
            <text:p>R <text:s/>950</text:p>
          </table:table-cell>
          <table:table-cell table:style-name="ce75" table:formula="of:=[.F18]*[.E18]" office:value-type="currency" office:currency="ZAR" office:value="8550">
            <text:p>R 8 550</text:p>
          </table:table-cell>
          <table:table-cell table:style-name="ce50"/>
          <table:table-cell table:formula="of:=2850/[.G18]" office:value-type="float" office:value="0.333333333333333">
            <text:p>0.3333333333</text:p>
          </table:table-cell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37"/>
          <table:table-cell table:style-name="ce42"/>
          <table:table-cell table:style-name="ce50"/>
          <table:table-cell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40" office:value-type="string">
            <text:p>Total</text:p>
          </table:table-cell>
          <table:table-cell table:style-name="ce76" table:formula="of:=[.G18]" office:value-type="currency" office:currency="ZAR" office:value="8550">
            <text:p>R 8 550</text:p>
          </table:table-cell>
          <table:table-cell table:style-name="ce50"/>
          <table:table-cell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  <table:table-cell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  <table:table-cell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  <table:table-cell/>
        </table:table-row>
        <table:table-row table:style-name="ro1" table:number-rows-repeated="19">
          <table:table-cell table:number-columns-repeated="9"/>
        </table:table-row>
        <table:table-row table:style-name="ro12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  <table:table-cell/>
        </table:table-row>
      </table:table>
      <table:table table:name="Invoice A 33%" table:style-name="ta1" table:print-ranges="'Invoice A 33%'.B2:'Invoice A 33%'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2/02A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77" office:value-type="float" office:value="4700074799">
            <text:p>4700074799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73" office:value-type="string">
            <text:p>Additional work required for repair of Lab05-02 – <text:span text:style-name="T5">33% payment</text:span></text:p>
          </table:table-cell>
          <table:table-cell table:style-name="ce74" office:value-type="float" office:value="1">
            <text:p>1</text:p>
          </table:table-cell>
          <table:table-cell table:style-name="ce75" office:value-type="currency" office:currency="ZAR" office:value="2850">
            <text:p>R 2 850</text:p>
          </table:table-cell>
          <table:table-cell table:style-name="ce75" table:formula="of:=[.F18]*[.E18]" office:value-type="currency" office:currency="ZAR" office:value="2850">
            <text:p>R 2 8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78"/>
          <table:table-cell table:style-name="ce8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79" office:value-type="string">
            <text:p>Total</text:p>
          </table:table-cell>
          <table:table-cell table:style-name="ce81" table:formula="of:=[.G18]" office:value-type="currency" office:currency="ZAR" office:value="2850">
            <text:p>R 2 8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  <table:table table:name="Invoice 66^" table:style-name="ta1" table:print-ranges="'Invoice 66^'.B2:'Invoice 66^'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6/03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77" office:value-type="float" office:value="4700074799">
            <text:p>4700074799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3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73" office:value-type="string">
            <text:p>Additional work required for repair of Lab05-02 – <text:span text:style-name="T6">Oustanding Balance (Engineering time at R950/hour)</text:span></text:p>
          </table:table-cell>
          <table:table-cell table:style-name="ce74" office:value-type="float" office:value="1">
            <text:p>1</text:p>
          </table:table-cell>
          <table:table-cell table:style-name="ce75" table:formula="of:=[Invoice_2.G18]-['Invoice A 33%'.G18]" office:value-type="currency" office:currency="ZAR" office:value="5700">
            <text:p>R 5 700</text:p>
          </table:table-cell>
          <table:table-cell table:style-name="ce75" table:formula="of:=[.F18]*[.E18]" office:value-type="currency" office:currency="ZAR" office:value="5700">
            <text:p>R 5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78"/>
          <table:table-cell table:style-name="ce8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79" office:value-type="string">
            <text:p>Total</text:p>
          </table:table-cell>
          <table:table-cell table:style-name="ce81" table:formula="of:=[.G18]" office:value-type="currency" office:currency="ZAR" office:value="5700">
            <text:p>R 5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18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0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0P0"/>
    </number:currency-style>
    <number:currency-style style:name="N121">
      <number:currency-symbol number:language="af" number:country="ZA">R</number:currency-symbol>
      <number:number number:decimal-places="2" number:min-integer-digits="1" number:grouping="true"/>
    </number:currency-style>
    <number:currency-style style:name="N122">
      <number:currency-symbol number:language="st" number:country="ZA">R</number:currency-symbol>
      <number:number number:decimal-places="2" number:min-integer-digits="1" number:grouping="true"/>
    </number:currency-style>
    <number:number-style style:name="N123">
      <number:text>R</number:text>
      <number:number number:decimal-places="2" number:min-integer-digits="1" number:grouping="true"/>
    </number:number-style>
    <number:currency-style style:name="N125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30P0"/>
    </number:currency-style>
    <number:currency-style style:name="N132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32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34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34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4">07/04/2024</text:date>, <text:time>11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4-07-04T11:45:05.23</dc:date>
    <meta:editing-duration>P2DT18H42M50S</meta:editing-duration>
    <meta:editing-cycles>9</meta:editing-cycles>
    <meta:generator>OpenOffice/4.1.14$Win32 OpenOffice.org_project/4114m1$Build-9811</meta:generator>
    <meta:print-date>2024-07-02T11:19:46.28</meta:print-date>
    <meta:printed-by>MW WEST</meta:printed-by>
    <dc:creator>MW WEST</dc:creator>
    <meta:document-statistic meta:table-count="6" meta:cell-count="140" meta:object-count="1"/>
  </office:meta>
</office:document-meta>
</file>